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6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7" style:family="paragraph" style:parent-style-name="Standard">
      <style:paragraph-properties fo:margin-left="0.1252in" fo:margin-right="0in" fo:text-indent="-0.1252in" style:auto-text-indent="false"/>
    </style:style>
    <style:style style:name="P8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9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0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1" style:family="paragraph" style:parent-style-name="Standard">
      <style:paragraph-properties fo:margin-left="0.1252in" fo:margin-right="0in" fo:text-indent="-0.0098in" style:auto-text-indent="false" fo:break-before="pag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2" style:family="paragraph" style:parent-style-name="Standard">
      <style:paragraph-properties fo:margin-left="0.1252in" fo:margin-right="0in" fo:text-indent="-0.0098in" style:auto-text-indent="false" fo:padding-left="0.0555in" fo:padding-right="0.0555in" fo:padding-top="0.0138in" fo:padding-bottom="0.0138in" fo:border="0.0071in solid #00000a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3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4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5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7" style:family="paragraph" style:parent-style-name="Header">
      <style:paragraph-properties fo:line-height="150%"/>
    </style:style>
    <style:style style:name="P18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19" style:family="paragraph" style:parent-style-name="Preformatted" style:master-page-name="First_20_Page">
      <style:paragraph-properties style:page-number="auto">
        <style:tab-stops/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0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1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2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_______________________________________________________________________</text:span></text:p>
      <text:p text:style-name="P1"/>
      <text:p text:style-name="P4"><text:span text:style-name="T3"><text:tab/>CIS115<text:tab/></text:span><text:span text:style-name="T10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5"/>
      <text:p text:style-name="P5"/>
      <text:p text:style-name="Title"><text:span text:style-name="Emphasis"><text:span text:style-name="T11">LAB 12<text:tab/></text:span></text:span><text:span text:style-name="Emphasis"><text:span text:style-name="T9">MORE COMPLEX DECISION MAKINGS: PART 2</text:span></text:span></text:p>
      <text:list xml:id="list4089298186941157094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7"><text:span text:style-name="T2">- How to design programs that need more complex decision makings</text:span></text:p>
      <text:p text:style-name="P7"><text:span text:style-name="T2">- How to write code for programs that need multiple if else statements</text:span></text:p>
      <text:p text:style-name="P7"><text:span text:style-name="T2">- How to add if or if-else statements inside other if or if-else statements</text:span></text:p>
      <text:p text:style-name="P7"><text:span text:style-name="T2">- How to write a more complex program by adding code gradually to a simpler version</text:span></text:p>
      <text:list xml:id="list43732848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8"/>
      <text:p text:style-name="Standard"><text:span text:style-name="T2">In this lab assignment, students will demonstrate the abilities to:</text:span></text:p>
      <text:p text:style-name="P7"><text:span text:style-name="T2">- Design programs that need more complex decision makings</text:span></text:p>
      <text:p text:style-name="P7"><text:span text:style-name="T2">- Write code for programs that need multiple if else statements</text:span></text:p>
      <text:p text:style-name="P7"><text:span text:style-name="T2">- Add if or if-else statements inside other if or if-else statements</text:span></text:p>
      <text:p text:style-name="P7"><text:span text:style-name="T2">- Write a more complex program by adding code gradually to a simpler version</text:span></text:p>
      <text:list xml:id="list43734378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6"><text:span text:style-name="T2">You are asked to write a C++ program in each of the following problem.</text:span></text:p>
      <text:p text:style-name="P3"/>
      <text:list xml:id="list43715282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9"/>
      <text:p text:style-name="P10"><text:span text:style-name="T1"><text:tab/>Residential and business customers are paying different rates for water usage. <text:s/></text:span><text:span text:style-name="T2">Residential customers pay $0.004 per gallon for the first 8000 gallons. <text:s/>If the usage is more than 8000 gallons, the rate will be $0.007 per gallon after the first 8000 gallons. <text:s/>Business customers pay $0.005 per gallon for the first 10000 gallons. <text:s/>If the usage is more than 10000 gallons, the rate will be $0.009 per gallon after the first 10000 gallons. <text:s/>For example, if a business customer has used 12000 gallons, they need to pay $50 for the first 10000 gallons ($0.005 * 100000), plus $18 for the other 2000 gallons ($0.009 * 2000). <text:s/>Write a program to do the following. <text:s/>Ask the user which type the customer it is and how many gallons of water have been used. <text:s/>Calculate and display the bill. </text:span><text:span text:style-name="T1"><text:s/></text:span></text:p>
      <text:p text:style-name="P9"/>
      <text:p text:style-name="P1"/>
      <text:p text:style-name="P11"><text:span text:style-name="T1">Examples:</text:span></text:p>
      <text:p text:style-name="P9"/>
      <text:p text:style-name="P12"><text:span text:style-name="T1">Enter R for residential customer or B for business customer: b</text:span></text:p>
      <text:p text:style-name="P12"><text:span text:style-name="T1">How many gallons of water were used? 12000</text:span></text:p>
      <text:p text:style-name="P12"><text:span text:style-name="T1">Please pay this amount: 68</text:span></text:p>
      <text:p text:style-name="P12"><text:span text:style-name="T1">Press any key to continue . . .</text:span></text:p>
      <text:p text:style-name="P9"/>
      <text:p text:style-name="P12"><text:span text:style-name="T1">Enter R for residential customer or B for business customer: R</text:span></text:p>
      <text:p text:style-name="P12"><text:span text:style-name="T1">How many gallons of water were used? 9500</text:span></text:p>
      <text:p text:style-name="P12"><text:span text:style-name="T1">Please pay this amount: 42.5</text:span></text:p>
      <text:p text:style-name="P12"><text:span text:style-name="T1">Press any key to continue . . .</text:span></text:p>
      <text:p text:style-name="P13"/>
      <text:p text:style-name="P14"><text:span text:style-name="T2">Save your C++ program code in the file, </text:span><text:span text:style-name="T4">Lab12P1.cpp</text:span><text:span text:style-name="T2">. <text:s/>Compile and modify the program until there are no syntax errors. <text:s/>Submit both the source code, </text:span><text:span text:style-name="T4">Lab12P1.cpp,</text:span><text:span text:style-name="T2"> file and the executable, </text:span><text:span text:style-name="T4">Lab12P1.exe,</text:span><text:span text:style-name="T2"> to Blackboard for credit. <text:s/></text:span><text:span text:style-name="T4">Do not change the names of these files</text:span><text:span text:style-name="T2">.</text:span></text:p>
      <text:p text:style-name="P2"/>
      <text:list xml:id="list43738256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10"><text:bookmark-start text:name="_GoBack"/><text:span text:style-name="T1">In a rock-paper-scissors game, paper beats rock, rock beats scissors and scissors beat paper. <text:s/>Write a program to play rock-paper-scissors. <text:s/>This game is played by two players. <text:s/>Player 1 enters his choice first, followed by player 2. <text:s/>Ask the players to enter R for rock, P for paper or S for scissors. <text:s/>The players can enter either uppercase or lowercase letter. <text:s/>If any user enters something other than those three letters, the game is canceled for invalid entry. <text:s/>Otherwise, the program determines and displays the outcome (player 1 wins, player 2 wins or tie). The following are three examples.</text:span></text:p>
      <text:p text:style-name="P9"><text:bookmark-end text:name="_GoBack"/></text:p>
      <text:p text:style-name="P12"><text:span text:style-name="T1">Player 1: Enter R for rock, P for paper or S for scissors: R</text:span></text:p>
      <text:p text:style-name="P12"><text:span text:style-name="T1">Player 2: Enter R for rock, P for paper or S for scissors: S</text:span></text:p>
      <text:p text:style-name="P12"><text:span text:style-name="T1">Player 1 has won the game.</text:span></text:p>
      <text:p text:style-name="P12"><text:span text:style-name="T1">Press any key to continue . . .</text:span></text:p>
      <text:p text:style-name="P13"/>
      <text:p text:style-name="P15"><text:span text:style-name="T1">Player 1: Enter R for rock, P for paper or S for scissors: r</text:span></text:p>
      <text:p text:style-name="P15"><text:span text:style-name="T1">Player 2: Enter R for rock, P for paper or S for scissors: R</text:span></text:p>
      <text:p text:style-name="P15"><text:span text:style-name="T1">Tie</text:span></text:p>
      <text:p text:style-name="P15"><text:span text:style-name="T1">Press any key to continue . . .</text:span></text:p>
      <text:p text:style-name="P13"/>
      <text:p text:style-name="P15"><text:span text:style-name="T1">Player 1: Enter R for rock, P for paper or S for scissors: p</text:span></text:p>
      <text:p text:style-name="P15"><text:span text:style-name="T1">Player 2: Enter R for rock, P for paper or S for scissors: X</text:span></text:p>
      <text:p text:style-name="P15"><text:span text:style-name="T1">Game canceled because of invalid entry</text:span></text:p>
      <text:p text:style-name="P15"><text:span text:style-name="T1">Press any key to continue . . .</text:span></text:p>
      <text:p text:style-name="P13"/>
      <text:p text:style-name="P14"><text:soft-page-break/><text:span text:style-name="T2">Save your C++ program code in the file, </text:span><text:span text:style-name="T4">Lab12P2.cpp</text:span><text:span text:style-name="T2">. <text:s/>Compile and modify the program until there are no syntax errors. <text:s/>Submit both the source code, </text:span><text:span text:style-name="T4">Lab12P2.cpp,</text:span><text:span text:style-name="T2"> file and the executable, </text:span><text:span text:style-name="T4">Lab12P2.exe,</text:span><text:span text:style-name="T2"> to Blackboard for credit. <text:s/></text:span><text:span text:style-name="T4">Do not change the names of these files</text:span><text:span text:style-name="T2">.</text:span></text:p>
      <text:p text:style-name="P2"/>
      <text:list xml:id="list43727272" text:continue-numbering="true" text:style-name="Outline">
        <text:list-item>
          <text:h text:style-name="Heading_20_1" text:outline-level="1"><text:span text:style-name="T5">Grading rubric for each problem</text:span></text:h>
        </text:list-item>
      </text:list>
      <text:p text:style-name="P16"/>
      <text:p text:style-name="P14"><text:span text:style-name="T6">Variable declarations [5 points]</text:span></text:p>
      <text:p text:style-name="P14"><text:span text:style-name="T6">If-else statements [35 points]</text:span></text:p>
      <text:p text:style-name="P14"><text:span text:style-name="T6">Other statements [10 point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12<text:tab/>Page </text:span><text:page-number text:select-page="current">3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</dc:creator>
    <meta:editing-cycles>120</meta:editing-cycles>
    <meta:creation-date>2011-12-18T14:13:00</meta:creation-date>
    <dc:date>2013-12-31T21:13:00</dc:date>
    <meta:editing-duration>PT15M29S</meta:editing-duration>
    <meta:generator>OpenOffice/4.1.1$Win32 OpenOffice.org_project/411m6$Build-9775</meta:generator>
    <meta:document-statistic meta:table-count="0" meta:image-count="0" meta:object-count="0" meta:page-count="3" meta:paragraph-count="51" meta:word-count="680" meta:character-count="4316"/>
    <meta:user-defined meta:name="AppVersion">12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